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fo:min-height="2.57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Обычный-title">
      <style:graphic-properties fo:min-height="5.842cm"/>
      <style:paragraph-properties style:writing-mode="lr-tb"/>
    </style:style>
    <style:style style:name="pr2" style:family="presentation" style:parent-style-name="Обычный-notes">
      <style:graphic-properties draw:fill-color="#ffffff" fo:min-height="13.364cm"/>
      <style:paragraph-properties style:writing-mode="lr-tb"/>
    </style:style>
    <style:style style:name="pr3" style:family="presentation" style:parent-style-name="Обычный-title">
      <style:graphic-properties fo:min-height="2.629cm"/>
      <style:paragraph-properties style:writing-mode="lr-tb"/>
    </style:style>
    <style:style style:name="pr4" style:family="presentation" style:parent-style-name="Обычный-outline1">
      <style:graphic-properties fo:min-height="8.884cm"/>
      <style:paragraph-properties style:writing-mode="lr-tb"/>
    </style:style>
    <style:style style:name="pr5" style:family="presentation" style:parent-style-name="Обычный-title">
      <style:graphic-properties fo:min-height="1.872cm"/>
      <style:paragraph-properties style:writing-mode="lr-tb"/>
    </style:style>
    <style:style style:name="pr6" style:family="presentation" style:parent-style-name="Обычный-title">
      <style:graphic-properties fo:min-height="1.372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style:font-name="Liberation Sans" fo:font-size="32pt" style:font-size-asian="32pt" style:font-size-complex="32pt"/>
    </style:style>
    <style:style style:name="P4" style:family="paragraph">
      <loext:graphic-properties draw:fill-color="#ffffff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margin-top="0cm" fo:margin-bottom="0cm"/>
      <style:text-properties fo:font-size="20pt" style:font-size-asian="20pt" style:font-size-complex="20pt"/>
    </style:style>
    <style:style style:name="P8" style:family="paragraph">
      <style:paragraph-properties fo:margin-top="0.5cm" fo:margin-bottom="0cm"/>
      <style:text-properties fo:font-size="20pt" style:font-size-asian="20pt" style:font-size-complex="20pt"/>
    </style:style>
    <style:style style:name="P9" style:family="paragraph">
      <style:paragraph-properties fo:margin-top="0.5cm" fo:margin-bottom="0cm"/>
      <style:text-properties fo:font-size="18pt" style:font-size-asian="18pt" style:font-size-complex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style:paragraph-properties fo:margin-top="0cm" fo:margin-bottom="0cm"/>
      <style:text-properties fo:font-size="18pt" style:font-size-asian="18pt" style:font-size-complex="18pt"/>
    </style:style>
    <style:style style:name="P12" style:family="paragraph">
      <style:paragraph-properties fo:margin-top="0.5cm" fo:margin-bottom="0cm"/>
      <style:text-properties fo:font-size="24pt" style:font-size-asian="24pt" style:font-size-complex="24pt"/>
    </style:style>
    <style:style style:name="P13" style:family="paragraph">
      <style:paragraph-properties fo:margin-top="0cm" fo:margin-bottom="0cm"/>
      <style:text-properties fo:font-size="24pt" style:font-size-asian="24pt" style:font-size-complex="24pt"/>
    </style:style>
    <style:style style:name="P14" style:family="paragraph">
      <style:text-properties fo:font-size="24pt" style:font-size-asian="24pt" style:font-size-complex="24pt"/>
    </style:style>
    <style:style style:name="T1" style:family="text">
      <style:text-properties style:font-name="Liberation Sans" fo:font-size="32pt" style:font-size-asian="32pt" style:font-size-complex="32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Courier New1" fo:font-size="20pt" fo:font-weight="bold" style:font-size-asian="20pt" style:font-weight-asian="bold" style:font-size-complex="20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font-name="Courier New1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8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Liberation Sans" fo:font-size="18pt" fo:font-weight="normal" style:font-size-asian="18pt" style:font-weight-asian="normal" style:font-size-complex="18pt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Courier New1" fo:font-size="18pt" fo:font-style="normal" fo:text-shadow="none" style:text-underline-style="none" fo:font-weight="bold" style:letter-kerning="true" fo:background-color="transparent" style:font-name-asian="Microsoft YaHei" style:font-size-asian="18pt" style:font-style-asian="normal" style:font-weight-asian="bold" style:font-name-complex="Lucida 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style:font-name="Courier New1"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text-style-name="P1" draw:layer="layout" svg:width="25.199cm" svg:height="5.842cm" svg:x="1.403cm" svg:y="0.511cm" presentation:class="title" presentation:user-transformed="true">
          <draw:text-box>
            <text:p>Курс CBCP01<text:line-break/>Основы программирования на языке C (базовый)</text:p>
          </draw:text-box>
        </draw:frame>
        <draw:frame draw:style-name="gr1" draw:text-style-name="P3" draw:layer="layout" svg:width="25.199cm" svg:height="2.82cm" svg:x="1.403cm" svg:y="9.602cm">
          <draw:text-box>
            <text:p text:style-name="P2"><text:span text:style-name="T1">Лекция 7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3" draw:layer="layout" svg:width="25.199cm" svg:height="2.629cm" svg:x="1.4cm" svg:y="0.928cm" presentation:class="title" presentation:user-transformed="true">
          <draw:text-box>
            <text:p><text:s text:c="4"/>10. Структуры.</text:p>
          </draw:text-box>
        </draw:frame>
        <draw:frame presentation:style-name="pr4" draw:layer="layout" svg:width="25.199cm" svg:height="9.134cm" svg:x="1.4cm" svg:y="4.585cm" presentation:class="outline" presentation:user-transformed="true">
          <draw:text-box>
            <text:p>Структуры помогают в организации сложных данных (особенно в больших программах), поскольку позволяют группу связанных между собой переменных трактовать не как множество отдельных элементов, а как единое целое.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draw:frame presentation:style-name="pr5" draw:text-style-name="P5" draw:layer="layout" svg:width="25.199cm" svg:height="1.872cm" svg:x="1.4cm" svg:y="0.328cm" presentation:class="title" presentation:user-transformed="true">
          <draw:text-box>
            <text:p text:style-name="P5"><text:span text:style-name="T2">Объявление</text:span></text:p>
          </draw:text-box>
        </draw:frame>
        <draw:frame presentation:style-name="pr4" draw:text-style-name="P6" draw:layer="layout" svg:width="25.199cm" svg:height="12.3cm" svg:x="1.4cm" svg:y="2.5cm" presentation:class="outline" presentation:user-transformed="true">
          <draw:text-box>
            <text:list text:style-name="L3">
              <text:list-item>
                <text:p text:style-name="P6"><text:span text:style-name="T3">Объявление структуры начинается с ключевого слова struct и содержит список объявлений, заключенный в фигурные скобки. За словом struct может следовать имя (тег). Тег дает название структуре данного вида и служит кратким обозначением части объявления, заключенной в фигурные скобки:</text:span></text:p>
              </text:list-item>
            </text:list>
            <text:p text:style-name="P6"><text:span text:style-name="T4"><text:s text:c="2"/></text:span><text:span text:style-name="T4">struct point {</text:span></text:p>
            <text:p text:style-name="P7"><text:span text:style-name="T4"><text:s text:c="2"/></text:span><text:span text:style-name="T4">int x;</text:span></text:p>
            <text:p text:style-name="P7"><text:span text:style-name="T4"><text:s text:c="2"/></text:span><text:span text:style-name="T4">int у;</text:span></text:p>
            <text:p text:style-name="P7"><text:span text:style-name="T4"><text:s text:c="2"/></text:span><text:span text:style-name="T4">};</text:span></text:p>
            <text:list text:continue-numbering="true" text:style-name="L3">
              <text:list-item>
                <text:p text:style-name="P6"><text:span text:style-name="T3">Перечисленные в структуре переменные называются элементами. Имена элементов и тегов без коллизий могут совпадать с именами обычных переменных. Одни и те же имена элементов могут встречаться в разных структурах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draw:frame presentation:style-name="pr4" draw:text-style-name="P6" draw:layer="layout" svg:width="25.5cm" svg:height="14cm" svg:x="1.5cm" svg:y="1cm" presentation:class="outline" presentation:user-transformed="true">
          <draw:text-box>
            <text:p text:style-name="P8"><text:span text:style-name="T3">Объявление структуры определяет тип. За правой фигурной скобкой могут следовать переменные, как после названия любого базового типа. Выражение:</text:span></text:p>
            <text:p text:style-name="P8"><text:span text:style-name="T4"><text:s text:c="2"/></text:span><text:span text:style-name="T4">struct {…} х, у, z;</text:span></text:p>
            <text:p text:style-name="P8"><text:span text:style-name="T3">объявляет </text:span><text:span text:style-name="T4">x, y</text:span><text:span text:style-name="T3"> и </text:span><text:span text:style-name="T4">z</text:span><text:span text:style-name="T3"> переменными указанного типа, это приведет к выделению памяти соответствующего размера. Объявление структуры без списка переменных, не резервирует памяти; оно просто описывает шаблон, или образец структуры. </text:span></text:p>
            <text:list text:style-name="L4">
              <text:list-item>
                <text:p text:style-name="P8"><text:span text:style-name="T3">Если структура имеет тег, то этим тегом далее можно пользоваться при определении структурных объектов. Например, строка</text:span></text:p>
              </text:list-item>
            </text:list>
            <text:p text:style-name="P8"><text:span text:style-name="T4"><text:s text:c="2"/></text:span><text:span text:style-name="T4">struct point pt;</text:span></text:p>
            <text:p text:style-name="P8"><text:span text:style-name="T3">определяет структурную переменную </text:span><text:span text:style-name="T4">pt</text:span><text:span text:style-name="T3"> типа </text:span><text:span text:style-name="T4">struct point</text:span><text:span text:style-name="T3">.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Операции над структурами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p>Возможные операции над структурами:</text:p>
            <text:list text:style-name="L3">
              <text:list-item>
                <text:p>копирование</text:p>
              </text:list-item>
              <text:list-item>
                <text:p>присваивание</text:p>
              </text:list-item>
              <text:list-item>
                <text:p>взятие адреса с помощью &amp;</text:p>
              </text:list-item>
              <text:list-item>
                <text:p>осуществление доступа к элементам. </text:p>
              </text:list-item>
            </text:list>
            <text:p>Копирование и присваивание также включают в себя передачу функциям аргументов и возврат ими значений. </text:p>
            <text:p><text:span text:style-name="T5">Структуры нельзя сравнивать!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draw:frame presentation:style-name="pr3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2">Доступ к полям</text:span><text:span text:style-name="T2"><text:line-break/></text:span><text:span text:style-name="T2">Операторы «.» и «-&gt;»</text:span></text:p>
          </draw:text-box>
        </draw:frame>
        <draw:frame presentation:style-name="pr4" draw:text-style-name="P10" draw:layer="layout" svg:width="25.199cm" svg:height="11.315cm" svg:x="1.4cm" svg:y="3.685cm" presentation:class="outline" presentation:user-transformed="true">
          <draw:text-box>
            <text:list text:style-name="L4">
              <text:list-item>
                <text:p text:style-name="P9"><text:span text:style-name="T6">Доступ к отдельному элементу структуры осуществляется посредством конструкции вида:</text:span></text:p>
              </text:list-item>
            </text:list>
            <text:p text:style-name="P9"><text:span text:style-name="T7"><text:s text:c="2"/></text:span><text:span text:style-name="T7">имя-структуры.элемент</text:span></text:p>
            <text:p text:style-name="P9"><text:span text:style-name="T8">Например, </text:span><text:span text:style-name="T6">напечатать координаты точки </text:span><text:span text:style-name="T7">pt</text:span><text:span text:style-name="T6"> можно посредством вызова:</text:span></text:p>
            <text:p text:style-name="P9"><text:span text:style-name="T7"><text:s text:c="2"/></text:span><text:span text:style-name="T7">printf("%d,%d", pt.x, pt.y);</text:span></text:p>
            <text:list text:continue-numbering="true" text:style-name="L4">
              <text:list-item>
                <text:p text:style-name="P9"><text:span text:style-name="T9">Для доступа к элементу структуры по указателю существует сокращенный формат: если </text:span><text:span text:style-name="T7">р</text:span><text:span text:style-name="T9"> — указатель на структуру, а </text:span><text:span text:style-name="T7">x</text:span><text:span text:style-name="T9"> — ее элемент, то</text:span></text:p>
              </text:list-item>
            </text:list>
            <text:p text:style-name="P9"><text:span text:style-name="T7"><text:s text:c="2"/></text:span><text:span text:style-name="T7">p-&gt;x</text:span></text:p>
            <text:p text:style-name="P9"><text:span text:style-name="T9">эквивалентно</text:span></text:p>
            <text:p text:style-name="P9"><text:span text:style-name="T7"><text:s text:c="2"/></text:span><text:span text:style-name="T7">(*p).x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draw:frame presentation:style-name="pr6" draw:text-style-name="P5" draw:layer="layout" svg:width="25.199cm" svg:height="1.372cm" svg:x="1.4cm" svg:y="0.628cm" presentation:class="title" presentation:user-transformed="true">
          <draw:text-box>
            <text:p text:style-name="P5"><text:span text:style-name="T2">Битовые поля</text:span></text:p>
          </draw:text-box>
        </draw:frame>
        <draw:frame presentation:style-name="pr4" draw:text-style-name="P10" draw:layer="layout" svg:width="25.199cm" svg:height="13cm" svg:x="1.4cm" svg:y="2.3cm" presentation:class="outline" presentation:user-transformed="true">
          <draw:text-box>
            <text:p text:style-name="P10"><text:span text:style-name="T6">Битовое поле — это множество битов, размещенных внутри одной (зависящей от реализации) единицы памяти («слова»). Синтаксис определения полей и доступа к ним подобен синтаксису структур:</text:span></text:p>
            <text:p text:style-name="P10"><text:span text:style-name="T7">struct {</text:span></text:p>
            <text:p text:style-name="P11"><text:span text:style-name="T7">unsigned int is_keyword : 1;</text:span></text:p>
            <text:p text:style-name="P11"><text:span text:style-name="T7">unsigned int is_extern : 1;</text:span></text:p>
            <text:p text:style-name="P11"><text:span text:style-name="T7">unsigned int is_static : 1;</text:span></text:p>
            <text:p text:style-name="P11"><text:span text:style-name="T7">} flags;</text:span></text:p>
            <text:p text:style-name="P10"><text:span text:style-name="T6">Переменная </text:span><text:span text:style-name="T7">flags</text:span><text:span text:style-name="T6"> содержит три однобитовых поля. Число, следующее за двоеточием, задает ширину поля.</text:span></text:p>
            <text:p text:style-name="P10"><text:span text:style-name="T6">На отдельные поля ссылаются так же, как и на элементы обычных структур: </text:span><text:span text:style-name="T7">flags.is_keyword, flags.is_extern</text:span><text:span text:style-name="T6"> и т.д. </text:span></text:p>
            <text:p text:style-name="P10"><text:span text:style-name="T6">Поля ведут себя как малые целые и могут участвовать в арифметических выражениях точно так же, как и другие целые.</text:span></text:p>
            <text:p text:style-name="P10"><text:span text:style-name="T7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draw:frame presentation:style-name="pr4" draw:text-style-name="P10" draw:layer="layout" svg:width="25.199cm" svg:height="13cm" svg:x="1.4cm" svg:y="2cm" presentation:class="outline" presentation:user-transformed="true">
          <draw:text-box>
            <text:p text:style-name="P9"><text:span text:style-name="T10">flags.is_extern = flags.is_static = 1; // устанавливает </text:span><text:span text:style-name="T7">биты в 1</text:span></text:p>
            <text:p text:style-name="P11"><text:span text:style-name="T10">flags.is_extern = flags.is_static = 0; // обнуляет </text:span><text:span text:style-name="T7">их</text:span></text:p>
            <text:p text:style-name="P11"><text:span text:style-name="T7">if (flags.is_extern == 0 &amp;&amp; flags.is_static == 0) // проверяет их</text:span></text:p>
            <text:p text:style-name="P9"><text:span text:style-name="T6">Поля могут не иметь имени; с помощью безымянного поля (задаваемого только двоеточием и шириной) организуется пропуск нужного количества разрядов. Особая ширина, равная нулю, используется, когда требуется выйти на границу следующего слова.</text:span></text:p>
            <text:p text:style-name="P9"><text:span text:style-name="T6">Почти все технические детали, касающиеся полей, зависят от реализации. На одних машинах поля размещаются слева направо, на других — справа налево. Это значит, что, если битовая структура данных фиксирована, необходимо самым тщательным образом исследовать порядок расположения полей. Программы, зависящие от такого рода вещей, не переносимы.</text:span></text:p>
            <text:p text:style-name="P9"><text:span text:style-name="T6">Поля можно определять только с типом int (signed или unsigned). Они не могут быть массивами, не имеют адресов, и, следовательно, оператор </text:span><text:span text:style-name="T7">&amp;</text:span><text:span text:style-name="T6"> к ним не применим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draw:frame presentation:style-name="pr3" draw:text-style-name="P5" draw:layer="layout" svg:width="25.199cm" svg:height="2.629cm" svg:x="1.4cm" svg:y="0.828cm" presentation:class="title" presentation:user-transformed="true">
          <draw:text-box>
            <text:p text:style-name="P5"><text:span text:style-name="T2">Вложенные структуры</text:span></text:p>
          </draw:text-box>
        </draw:frame>
        <draw:frame presentation:style-name="pr4" draw:text-style-name="P14" draw:layer="layout" svg:width="25.199cm" svg:height="9.134cm" svg:x="1.4cm" svg:y="4.785cm" presentation:class="outline" presentation:user-transformed="true">
          <draw:text-box>
            <text:p text:style-name="P12"><text:span text:style-name="T11">Структуры могут быть вложены друг в друга. Например, одно из возможных представлений прямоугольника — это пара точек на углах одной из его диагоналей:</text:span></text:p>
            <text:p text:style-name="P12"><text:span text:style-name="T12"><text:s text:c="2"/></text:span><text:span text:style-name="T12">struct rect {</text:span></text:p>
            <text:p text:style-name="P13"><text:span text:style-name="T12"><text:s text:c="4"/></text:span><text:span text:style-name="T12">struct point pt1;</text:span></text:p>
            <text:p text:style-name="P13"><text:span text:style-name="T12"><text:s text:c="4"/></text:span><text:span text:style-name="T12">struct point pt2;</text:span></text:p>
            <text:p text:style-name="P13"><text:span text:style-name="T12"><text:s text:c="2"/></text:span><text:span text:style-name="T12">};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draw:frame presentation:style-name="pr5" draw:text-style-name="P5" draw:layer="layout" svg:width="25.199cm" svg:height="1.872cm" svg:x="1.4cm" svg:y="0.628cm" presentation:class="title" presentation:user-transformed="true">
          <draw:text-box>
            <text:p text:style-name="P5"><text:span text:style-name="T2">Инициализация</text:span></text:p>
          </draw:text-box>
        </draw:frame>
        <draw:frame presentation:style-name="pr4" draw:text-style-name="P14" draw:layer="layout" svg:width="25.199cm" svg:height="11.5cm" svg:x="1.4cm" svg:y="3.5cm" presentation:class="outline" presentation:user-transformed="true">
          <draw:text-box>
            <text:p text:style-name="P14"><text:span text:style-name="T13">Структурную переменную</text:span><text:span text:style-name="T11"> можно инициализировать при определении, задавая список инициализаторов ее элементов в виде константных выражений:</text:span></text:p>
            <text:p text:style-name="P14"><text:span text:style-name="T12"><text:s text:c="2"/></text:span><text:span text:style-name="T12">struct point maxpt = { 320, 200 };</text:span></text:p>
            <text:p text:style-name="P14"><text:span text:style-name="T11">Инициализировать автоматические структуры можно также присваиванием или обращением к функции, возвращающей структуру соответствующего типа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2T1">
        <draw:frame presentation:style-name="pr3" draw:layer="layout" svg:width="25.199cm" svg:height="5.209cm" svg:x="1.4cm" svg:y="-0.662cm" presentation:class="title" presentation:user-transformed="true">
          <draw:text-box>
            <text:p><text:s text:c="8"/>10.7. Возврат значения типа структуры как результат выполнения функции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0.8. Рекурсивные структуры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4"/>11. Объединен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1. Назнач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2. Объявление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3. Доступ к полям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" presentation:presentation-page-layout-name="AL2T1">
        <draw:frame presentation:style-name="pr3" draw:layer="layout" svg:width="25.199cm" svg:height="2.629cm" svg:x="1.4cm" svg:y="0.628cm" presentation:class="title" presentation:user-transformed="true">
          <draw:text-box>
            <text:p><text:s text:c="8"/>11.4. Инициализация.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номер&gt;</text:page-number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номер&gt;</text:page-number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номер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2-28T20:05:12.954000000</dc:date>
    <meta:editing-duration>PT5H38M23S</meta:editing-duration>
    <meta:editing-cycles>15</meta:editing-cycles>
    <meta:generator>LibreOffice/7.4.5.1$Windows_X86_64 LibreOffice_project/9c0871452b3918c1019dde9bfac75448afc4b57f</meta:generator>
    <meta:document-statistic meta:object-count="87"/>
  </office:meta>
</office:document-meta>
</file>